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3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3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6-18T00:00:00" table:formula="of:=TODAY()" table:style-name="ce3">
            <text:p>18/6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180" table:formula="of:=VLOOKUP([.D1];[.B1:.C115];2;0)" table:style-name="ce1">
            <text:p>180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70" table:formula="of:=450-[.E2]" table:style-name="ce5">
            <text:p>27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8-11T00:00:00" table:formula="of:=VLOOKUP(450;[.A1:.B140];2;0)" table:style-name="ce7">
            <text:p>11/08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formula="of:=IF([.A65]+5&lt;=565;[.A65]+5;565)" table:style-name="ce1">
            <text:p>195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5" table:formula="of:=[.A66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66]+5&lt;=565;[.A66]+5;565)" table:style-name="ce1">
            <text:p>20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200" table:formula="of:=[.A67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67]+5&lt;=565;[.A67]+5;565)" table:style-name="ce1">
            <text:p>205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205" table:formula="of:=[.A68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formula="of:=IF([.A68]+5&lt;=565;[.A68]+5;565)" table:style-name="ce1">
            <text:p>21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210" table:formula="of:=[.A6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69]+5&lt;=565;[.A69]+5;565)" table:style-name="ce1">
            <text:p>215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215" table:formula="of:=[.A70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70]+5&lt;=565;[.A70]+5;565)" table:style-name="ce1">
            <text:p>22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220" table:formula="of:=[.A71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71]+5&lt;=565;[.A71]+5;565)" table:style-name="ce1">
            <text:p>225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225" table:formula="of:=[.A72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72]+5&lt;=565;[.A72]+5;565)" table:style-name="ce1">
            <text:p>23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230" table:formula="of:=[.A73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73]+5&lt;=565;[.A73]+5;565)" table:style-name="ce1">
            <text:p>235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235" table:formula="of:=[.A74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74]+5&lt;=565;[.A74]+5;565)" table:style-name="ce1">
            <text:p>24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240" table:formula="of:=[.A75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75]+5&lt;=565;[.A75]+5;565)" table:style-name="ce1">
            <text:p>245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245" table:formula="of:=[.A76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76]+5&lt;=565;[.A76]+5;565)" table:style-name="ce1">
            <text:p>25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250" table:formula="of:=[.A77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77]+5&lt;=565;[.A77]+5;565)" table:style-name="ce1">
            <text:p>255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255" table:formula="of:=[.A78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78]+5&lt;=565;[.A78]+5;565)" table:style-name="ce1">
            <text:p>26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260" table:formula="of:=[.A79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79]+5&lt;=565;[.A79]+5;565)" table:style-name="ce1">
            <text:p>265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265" table:formula="of:=[.A80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80]+5&lt;=565;[.A80]+5;565)" table:style-name="ce1">
            <text:p>27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270" table:formula="of:=[.A81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81]+5&lt;=565;[.A81]+5;565)" table:style-name="ce1">
            <text:p>275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275" table:formula="of:=[.A82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82]+5&lt;=565;[.A82]+5;565)" table:style-name="ce1">
            <text:p>28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280" table:formula="of:=[.A83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83]+5&lt;=565;[.A83]+5;565)" table:style-name="ce1">
            <text:p>285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285" table:formula="of:=[.A84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84]+5&lt;=565;[.A84]+5;565)" table:style-name="ce1">
            <text:p>290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290" table:formula="of:=[.A85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85]+5&lt;=565;[.A85]+5;565)" table:style-name="ce1">
            <text:p>295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95" table:formula="of:=[.A86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86]+5&lt;=565;[.A86]+5;565)" table:style-name="ce1">
            <text:p>300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300" table:formula="of:=[.A87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87]+5&lt;=565;[.A87]+5;565)" table:style-name="ce1">
            <text:p>305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305" table:formula="of:=[.A88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88]+5&lt;=565;[.A88]+5;565)" table:style-name="ce1">
            <text:p>310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310" table:formula="of:=[.A89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89]+5&lt;=565;[.A89]+5;565)" table:style-name="ce1">
            <text:p>315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315" table:formula="of:=[.A90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90]+5&lt;=565;[.A90]+5;565)" table:style-name="ce1">
            <text:p>320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320" table:formula="of:=[.A91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91]+5&lt;=565;[.A91]+5;565)" table:style-name="ce1">
            <text:p>325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325" table:formula="of:=[.A92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92]+5&lt;=565;[.A92]+5;565)" table:style-name="ce1">
            <text:p>330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330" table:formula="of:=[.A93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93]+5&lt;=565;[.A93]+5;565)" table:style-name="ce1">
            <text:p>335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335" table:formula="of:=[.A94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94]+5&lt;=565;[.A94]+5;565)" table:style-name="ce1">
            <text:p>340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340" table:formula="of:=[.A95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95]+5&lt;=565;[.A95]+5;565)" table:style-name="ce1">
            <text:p>345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345" table:formula="of:=[.A96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96]+5&lt;=565;[.A96]+5;565)" table:style-name="ce1">
            <text:p>350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350" table:formula="of:=[.A97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97]+5&lt;=565;[.A97]+5;565)" table:style-name="ce1">
            <text:p>355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355" table:formula="of:=[.A98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98]+5&lt;=565;[.A98]+5;565)" table:style-name="ce1">
            <text:p>360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360" table:formula="of:=[.A99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99]+5&lt;=565;[.A99]+5;565)" table:style-name="ce1">
            <text:p>365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365" table:formula="of:=[.A100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00]+5&lt;=565;[.A100]+5;565)" table:style-name="ce1">
            <text:p>370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370" table:formula="of:=[.A101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01]+5&lt;=565;[.A101]+5;565)" table:style-name="ce1">
            <text:p>375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375" table:formula="of:=[.A102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02]+5&lt;=565;[.A102]+5;565)" table:style-name="ce1">
            <text:p>380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380" table:formula="of:=[.A103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03]+5&lt;=565;[.A103]+5;565)" table:style-name="ce1">
            <text:p>385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385" table:formula="of:=[.A104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04]+5&lt;=565;[.A104]+5;565)" table:style-name="ce1">
            <text:p>390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390" table:formula="of:=[.A105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05]+5&lt;=565;[.A105]+5;565)" table:style-name="ce1">
            <text:p>395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395" table:formula="of:=[.A106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06]+5&lt;=565;[.A106]+5;565)" table:style-name="ce1">
            <text:p>400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400" table:formula="of:=[.A107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07]+5&lt;=565;[.A107]+5;565)" table:style-name="ce1">
            <text:p>405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405" table:formula="of:=[.A108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08]+5&lt;=565;[.A108]+5;565)" table:style-name="ce1">
            <text:p>410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410" table:formula="of:=[.A109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09]+5&lt;=565;[.A109]+5;565)" table:style-name="ce1">
            <text:p>415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415" table:formula="of:=[.A110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10]+5&lt;=565;[.A110]+5;565)" table:style-name="ce1">
            <text:p>420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420" table:formula="of:=[.A111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11]+5&lt;=565;[.A111]+5;565)" table:style-name="ce1">
            <text:p>425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425" table:formula="of:=[.A112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12]+5&lt;=565;[.A112]+5;565)" table:style-name="ce1">
            <text:p>430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430" table:formula="of:=[.A113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13]+5&lt;=565;[.A113]+5;565)" table:style-name="ce1">
            <text:p>435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435" table:formula="of:=[.A114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14]+5&lt;=565;[.A114]+5;565)" table:style-name="ce1">
            <text:p>440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440" table:formula="of:=[.A115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15]+5&lt;=565;[.A115]+5;565)" table:style-name="ce1">
            <text:p>445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445" table:formula="of:=[.A116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16]+5&lt;=565;[.A116]+5;565)" table:style-name="ce1">
            <text:p>450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450" table:formula="of:=[.A11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5" table:formula="of:=IF([.A117]+5&lt;=565;[.A117]+5;565)" table:style-name="ce1">
            <text:p>455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455" table:formula="of:=[.A118]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460" table:formula="of:=IF([.A118]+5&lt;=565;[.A118]+5;565)" table:style-name="ce1">
            <text:p>460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460" table:formula="of:=[.A119]" table:style-name="ce1">
            <text:p>460</text:p>
          </table:table-cell>
          <table:table-cell table:number-columns-repeated="16381"/>
        </table:table-row>
        <table:table-row table:style-name="ro1">
          <table:table-cell office:value-type="float" office:value="465" table:formula="of:=IF([.A119]+5&lt;=565;[.A119]+5;565)" table:style-name="ce1">
            <text:p>465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465" table:formula="of:=[.A120]" table:style-name="ce1">
            <text:p>465</text:p>
          </table:table-cell>
          <table:table-cell table:number-columns-repeated="16381"/>
        </table:table-row>
        <table:table-row table:style-name="ro1">
          <table:table-cell office:value-type="float" office:value="470" table:formula="of:=IF([.A120]+5&lt;=565;[.A120]+5;565)" table:style-name="ce1">
            <text:p>470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470" table:formula="of:=[.A121]" table:style-name="ce1">
            <text:p>470</text:p>
          </table:table-cell>
          <table:table-cell table:number-columns-repeated="16381"/>
        </table:table-row>
        <table:table-row table:style-name="ro1">
          <table:table-cell office:value-type="float" office:value="475" table:formula="of:=IF([.A121]+5&lt;=565;[.A121]+5;565)" table:style-name="ce1">
            <text:p>475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475" table:formula="of:=[.A122]" table:style-name="ce1">
            <text:p>475</text:p>
          </table:table-cell>
          <table:table-cell table:number-columns-repeated="16381"/>
        </table:table-row>
        <table:table-row table:style-name="ro1">
          <table:table-cell office:value-type="float" office:value="480" table:formula="of:=IF([.A122]+5&lt;=565;[.A122]+5;565)" table:style-name="ce1">
            <text:p>480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480" table:formula="of:=[.A123]" table:style-name="ce1">
            <text:p>480</text:p>
          </table:table-cell>
          <table:table-cell table:number-columns-repeated="16381"/>
        </table:table-row>
        <table:table-row table:style-name="ro1">
          <table:table-cell office:value-type="float" office:value="485" table:formula="of:=IF([.A123]+5&lt;=565;[.A123]+5;565)" table:style-name="ce1">
            <text:p>485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485" table:formula="of:=[.A124]" table:style-name="ce1">
            <text:p>485</text:p>
          </table:table-cell>
          <table:table-cell table:number-columns-repeated="16381"/>
        </table:table-row>
        <table:table-row table:style-name="ro1">
          <table:table-cell office:value-type="float" office:value="490" table:formula="of:=IF([.A124]+5&lt;=565;[.A124]+5;565)" table:style-name="ce1">
            <text:p>490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490" table:formula="of:=[.A125]" table:style-name="ce1">
            <text:p>490</text:p>
          </table:table-cell>
          <table:table-cell table:number-columns-repeated="16381"/>
        </table:table-row>
        <table:table-row table:style-name="ro1">
          <table:table-cell office:value-type="float" office:value="495" table:formula="of:=IF([.A125]+5&lt;=565;[.A125]+5;565)" table:style-name="ce1">
            <text:p>495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495" table:formula="of:=[.A126]" table:style-name="ce1">
            <text:p>495</text:p>
          </table:table-cell>
          <table:table-cell table:number-columns-repeated="16381"/>
        </table:table-row>
        <table:table-row table:style-name="ro1">
          <table:table-cell office:value-type="float" office:value="500" table:formula="of:=IF([.A126]+5&lt;=565;[.A126]+5;565)" table:style-name="ce1">
            <text:p>500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500" table:formula="of:=[.A127]" table:style-name="ce1">
            <text:p>500</text:p>
          </table:table-cell>
          <table:table-cell table:number-columns-repeated="16381"/>
        </table:table-row>
        <table:table-row table:style-name="ro1">
          <table:table-cell office:value-type="float" office:value="505" table:formula="of:=IF([.A127]+5&lt;=565;[.A127]+5;565)" table:style-name="ce1">
            <text:p>505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505" table:formula="of:=[.A128]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510" table:formula="of:=IF([.A128]+5&lt;=565;[.A128]+5;565)" table:style-name="ce1">
            <text:p>510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510" table:formula="of:=[.A129]" table:style-name="ce1">
            <text:p>510</text:p>
          </table:table-cell>
          <table:table-cell table:number-columns-repeated="16381"/>
        </table:table-row>
        <table:table-row table:style-name="ro1">
          <table:table-cell office:value-type="float" office:value="515" table:formula="of:=IF([.A129]+5&lt;=565;[.A129]+5;565)" table:style-name="ce1">
            <text:p>515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515" table:formula="of:=[.A130]" table:style-name="ce1">
            <text:p>515</text:p>
          </table:table-cell>
          <table:table-cell table:number-columns-repeated="16381"/>
        </table:table-row>
        <table:table-row table:style-name="ro1">
          <table:table-cell office:value-type="float" office:value="520" table:formula="of:=IF([.A130]+5&lt;=565;[.A130]+5;565)" table:style-name="ce1">
            <text:p>520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520" table:formula="of:=[.A131]" table:style-name="ce1">
            <text:p>520</text:p>
          </table:table-cell>
          <table:table-cell table:number-columns-repeated="16381"/>
        </table:table-row>
        <table:table-row table:style-name="ro1">
          <table:table-cell office:value-type="float" office:value="525" table:formula="of:=IF([.A131]+5&lt;=565;[.A131]+5;565)" table:style-name="ce1">
            <text:p>525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525" table:formula="of:=[.A132]" table:style-name="ce1">
            <text:p>525</text:p>
          </table:table-cell>
          <table:table-cell table:number-columns-repeated="16381"/>
        </table:table-row>
        <table:table-row table:style-name="ro1">
          <table:table-cell office:value-type="float" office:value="530" table:formula="of:=IF([.A132]+5&lt;=565;[.A132]+5;565)" table:style-name="ce1">
            <text:p>530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530" table:formula="of:=[.A133]" table:style-name="ce1">
            <text:p>530</text:p>
          </table:table-cell>
          <table:table-cell table:number-columns-repeated="16381"/>
        </table:table-row>
        <table:table-row table:style-name="ro1">
          <table:table-cell office:value-type="float" office:value="535" table:formula="of:=IF([.A133]+5&lt;=565;[.A133]+5;565)" table:style-name="ce1">
            <text:p>535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535" table:formula="of:=[.A134]" table:style-name="ce1">
            <text:p>535</text:p>
          </table:table-cell>
          <table:table-cell table:number-columns-repeated="16381"/>
        </table:table-row>
        <table:table-row table:style-name="ro1">
          <table:table-cell office:value-type="float" office:value="540" table:formula="of:=IF([.A134]+5&lt;=565;[.A134]+5;565)" table:style-name="ce1">
            <text:p>540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540" table:formula="of:=[.A135]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545" table:formula="of:=IF([.A135]+5&lt;=565;[.A135]+5;565)" table:style-name="ce1">
            <text:p>545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545" table:formula="of:=[.A136]" table:style-name="ce1">
            <text:p>545</text:p>
          </table:table-cell>
          <table:table-cell table:number-columns-repeated="16381"/>
        </table:table-row>
        <table:table-row table:style-name="ro1">
          <table:table-cell office:value-type="float" office:value="550" table:formula="of:=IF([.A136]+5&lt;=565;[.A136]+5;565)" table:style-name="ce1">
            <text:p>550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550" table:formula="of:=[.A137]" table:style-name="ce1">
            <text:p>550</text:p>
          </table:table-cell>
          <table:table-cell table:number-columns-repeated="16381"/>
        </table:table-row>
        <table:table-row table:style-name="ro1">
          <table:table-cell office:value-type="float" office:value="555" table:formula="of:=IF([.A137]+5&lt;=565;[.A137]+5;565)" table:style-name="ce1">
            <text:p>555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555" table:formula="of:=[.A138]" table:style-name="ce1">
            <text:p>555</text:p>
          </table:table-cell>
          <table:table-cell table:number-columns-repeated="16381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6-18T18:18:48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